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0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6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Gain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1.4142" calcext:value-type="float">
            <text:p>1,41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c</text:p>
          </table:table-cell>
          <table:table-cell table:style-name="ce1" office:value-type="float" office:value="15000000" calcext:value-type="float">
            <text:p>1,50E+07</text:p>
          </table:table-cell>
          <table:table-cell office:value-type="string" calcext:value-type="string">
            <text:p>[Hz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ive 2nd order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elected:</text:p>
          </table:table-cell>
          <table:table-cell office:value-type="string" calcext:value-type="string">
            <text:p>Lin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</text:p>
          </table:table-cell>
          <table:table-cell table:style-name="ce1" office:value-type="float" office:value="0.0000000000039" calcext:value-type="float">
            <text:p>3,90E-12</text:p>
          </table:table-cell>
          <table:table-cell/>
          <table:table-cell office:value-type="string" calcext:value-type="string">
            <text:p>3,9pF, +-0,1pF C0G 0603</text:p>
          </table:table-cell>
          <table:table-cell office:value-type="string" calcext:value-type="string">
            <text:p>http://www.tme.eu/pl/details/cl10c3r9bb8nnnc/kondensatory-mlcc-smd-0603/samsung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</text:p>
          </table:table-cell>
          <table:table-cell table:style-name="ce1" table:formula="of:=[.B6]*(4*[.B2]*2)/([.B1]*[.B1])" office:value-type="float" office:value="0.0000000000156002992137389" calcext:value-type="float">
            <text:p>1,56E-11</text:p>
          </table:table-cell>
          <table:table-cell/>
          <table:table-cell office:value-type="string" calcext:value-type="string">
            <text:p>15pF, 5% C0G 0603</text:p>
          </table:table-cell>
          <table:table-cell office:value-type="string" calcext:value-type="string">
            <text:p>http://www.tme.eu/pl/details/06035a150jat2a/kondensatory-mlcc-smd-0603/avx/</text:p>
          </table:table-cell>
          <table:table-cell table:number-columns-repeated="3"/>
          <table:table-cell table:formula="of:=100*(0.1/2.7)" office:value-type="float" office:value="3.7037037037037" calcext:value-type="float">
            <text:p>3,703703703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2, R5 (aka. Rf)</text:p>
          </table:table-cell>
          <table:table-cell table:formula="of:=(([.$B$1]*[.$B$7])-(SQRT(([.$B$1]*[.$B$1]*[.$B$7]*[.$B$7])-(4*[.$B$2]*[.B6]*[.B7]*2))))/(4*3.14159265*[.$B$3]*[.$B$6]*[.$B$7])" office:value-type="float" office:value="1923.73436562176" calcext:value-type="float">
            <text:p>1923,7343656218</text:p>
          </table:table-cell>
          <table:table-cell/>
          <table:table-cell office:value-type="string" calcext:value-type="string">
            <text:p>1,91k, 1%, 0805</text:p>
          </table:table-cell>
          <table:table-cell office:value-type="string" calcext:value-type="string">
            <text:p>http://www.tme.eu/pl/details/crcw08051k91fktabc/rezystory-smd-0805/visha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6, R7 (aka. Rg)</text:p>
          </table:table-cell>
          <table:table-cell table:formula="of:=[.B9]" office:value-type="float" office:value="1923.73436562176" calcext:value-type="float">
            <text:p>1923,7343656218</text:p>
          </table:table-cell>
          <table:table-cell/>
          <table:table-cell office:value-type="string" calcext:value-type="string">
            <text:p>1,91k, 1%, 0805</text:p>
          </table:table-cell>
          <table:table-cell office:value-type="string" calcext:value-type="string">
            <text:p>http://www.tme.eu/pl/details/crcw08051k91fktabc/rezystory-smd-0805/visha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, R4</text:p>
          </table:table-cell>
          <table:table-cell table:formula="of:=([.B2])/(4*POWER(PI();2)*POWER([.B3];2)*[.B6]*[.B7]*[.B10])" office:value-type="float" office:value="961.867180612696" calcext:value-type="float">
            <text:p>961,8671806127</text:p>
          </table:table-cell>
          <table:table-cell/>
          <table:table-cell office:value-type="string" calcext:value-type="string">
            <text:p>931R, 1%, 0805</text:p>
          </table:table-cell>
          <table:table-cell office:value-type="string" calcext:value-type="string">
            <text:p>http://www.tme.eu/pl/details/crcw0805931rfktabc/rezystory-smd-0805/vishay/</text:p>
          </table:table-cell>
          <table:table-cell table:number-columns-repeated="4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 calcext:value-type="string">
            <text:p>RC (output stage)</text:p>
          </table:table-cell>
          <table:table-cell office:value-type="string" calcext:value-type="string">
            <text:p>Theoretical:</text:p>
          </table:table-cell>
          <table:table-cell office:value-type="string" calcext:value-type="string">
            <text:p>Simulated:</text:p>
          </table:table-cell>
          <table:table-cell office:value-type="string" calcext:value-type="string">
            <text:p>Selected:</text:p>
          </table:table-cell>
          <table:table-cell office:value-type="string" calcext:value-type="string">
            <text:p>Link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table:style-name="ce1" office:value-type="float" office:value="0.0000000000039" calcext:value-type="float">
            <text:p>3,90E-12</text:p>
          </table:table-cell>
          <table:table-cell office:value-type="string" calcext:value-type="string">
            <text:p>3,9pF, +-0,1pF C0G 0603</text:p>
          </table:table-cell>
          <table:table-cell office:value-type="string" calcext:value-type="string">
            <text:p>http://www.tme.eu/pl/details/cl10c3r9bb8nnnc/kondensatory-mlcc-smd-0603/samsung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 = </text:p>
          </table:table-cell>
          <table:table-cell table:formula="of:=1/(2*PI()*[.B20]*([.B3]))" office:value-type="float" office:value="2720.59731781018" calcext:value-type="float">
            <text:p>2720,597317810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560R 1% 0805</text:p>
          </table:table-cell>
          <table:table-cell office:value-type="string" calcext:value-type="string">
            <text:p>http://www.tme.eu/pl/details/rc0603fr-07560r/rezystory-smd-0603/yageo/rc0603fr-07560rl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calc =</text:p>
          </table:table-cell>
          <table:table-cell table:formula="of:= 1/(2*PI()*[.B20]*[.B21])" office:value-type="float" office:value="15000000" calcext:value-type="float">
            <text:p>15000000</text:p>
          </table:table-cell>
          <table:table-cell table:formula="of:=1/(2*PI()*[.C20]*[.C21])" office:value-type="float" office:value="72873142.441344" calcext:value-type="float">
            <text:p>72873142,441344</text:p>
          </table:table-cell>
          <table:table-cell table:number-columns-repeated="6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3"/>
          <table:table-cell table:formula="of:=2*PI()*1*15" office:value-type="float" office:value="94.2477796076938" calcext:value-type="float">
            <text:p>94,247779607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100*15000000*2*0.71" office:value-type="float" office:value="2130000000" calcext:value-type="float">
            <text:p>2130000000</text:p>
          </table:table-cell>
          <table:table-cell table:number-columns-repeated="5"/>
        </table:table-row>
      </table:table>
      <table:table table:name="Gain_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1.4142" calcext:value-type="float">
            <text:p>1,41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c</text:p>
          </table:table-cell>
          <table:table-cell table:style-name="ce1" office:value-type="float" office:value="1500000" calcext:value-type="float">
            <text:p>1,50E+06</text:p>
          </table:table-cell>
          <table:table-cell office:value-type="string" calcext:value-type="string">
            <text:p>[Hz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ive 2nd orde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elected:</text:p>
          </table:table-cell>
          <table:table-cell office:value-type="string" calcext:value-type="string">
            <text:p>Lin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</text:p>
          </table:table-cell>
          <table:table-cell table:style-name="ce1" office:value-type="float" office:value="0.00000000001" calcext:value-type="float">
            <text:p>1,00E-11</text:p>
          </table:table-cell>
          <table:table-cell/>
          <table:table-cell office:value-type="string" calcext:value-type="string">
            <text:p>3,9pF, +-0,1pF C0G 0603</text:p>
          </table:table-cell>
          <table:table-cell office:value-type="string" calcext:value-type="string">
            <text:p>http://www.tme.eu/pl/details/cl10c3r9bb8nnnc/kondensatory-mlcc-smd-0603/samsung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</text:p>
          </table:table-cell>
          <table:table-cell table:style-name="ce1" table:formula="of:=[.B6]*(4*[.B2]*3)/([.B1]*[.B1])" office:value-type="float" office:value="0.0000000000600011508220728" calcext:value-type="float">
            <text:p>6,00E-11</text:p>
          </table:table-cell>
          <table:table-cell/>
          <table:table-cell office:value-type="string" calcext:value-type="string">
            <text:p>15pF, 5% C0G 0603</text:p>
          </table:table-cell>
          <table:table-cell office:value-type="string" calcext:value-type="string">
            <text:p>http://www.tme.eu/pl/details/06035a150jat2a/kondensatory-mlcc-smd-0603/avx/</text:p>
          </table:table-cell>
          <table:table-cell table:number-columns-repeated="3"/>
          <table:table-cell table:formula="of:=100*(0.1/2.7)" office:value-type="float" office:value="3.7037037037037" calcext:value-type="float">
            <text:p>3,703703703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2, R5 (aka. Rf)</text:p>
          </table:table-cell>
          <table:table-cell table:formula="of:=(([.$B$1]*[.$B$7])-(SQRT(([.$B$1]*[.$B$1]*[.$B$7]*[.$B$7])-(4*[.$B$2]*[.B6]*[.B7]*3))))/(4*3.14159265*[.$B$3]*[.$B$6]*[.$B$7])" office:value-type="float" office:value="7502.56402592488" calcext:value-type="float">
            <text:p>7502,5640259249</text:p>
          </table:table-cell>
          <table:table-cell/>
          <table:table-cell office:value-type="string" calcext:value-type="string">
            <text:p>1,91k, 1%, 0805</text:p>
          </table:table-cell>
          <table:table-cell office:value-type="string" calcext:value-type="string">
            <text:p>http://www.tme.eu/pl/details/crcw08051k91fktabc/rezystory-smd-0805/visha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6, R7 (aka. Rg)</text:p>
          </table:table-cell>
          <table:table-cell table:formula="of:=[.B9]/2" office:value-type="float" office:value="3751.28201296244" calcext:value-type="float">
            <text:p>3751,2820129624</text:p>
          </table:table-cell>
          <table:table-cell/>
          <table:table-cell office:value-type="string" calcext:value-type="string">
            <text:p>1,91k, 1%, 0805</text:p>
          </table:table-cell>
          <table:table-cell office:value-type="string" calcext:value-type="string">
            <text:p>http://www.tme.eu/pl/details/crcw08051k91fktabc/rezystory-smd-0805/visha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, R4</text:p>
          </table:table-cell>
          <table:table-cell table:formula="of:=([.B2])/(4*POWER(PI();2)*POWER([.B3];2)*[.B6]*[.B7]*[.B10])" office:value-type="float" office:value="5001.70933918601" calcext:value-type="float">
            <text:p>5001,709339186</text:p>
          </table:table-cell>
          <table:table-cell/>
          <table:table-cell office:value-type="string" calcext:value-type="string">
            <text:p>931R, 1%, 0805</text:p>
          </table:table-cell>
          <table:table-cell office:value-type="string" calcext:value-type="string">
            <text:p>http://www.tme.eu/pl/details/crcw0805931rfktabc/rezystory-smd-0805/vishay/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table:formula="of:=1/15000000" office:value-type="float" office:value="0.0000000666666666666667" calcext:value-type="float">
            <text:p>6,66666666666667E-08</text:p>
          </table:table-cell>
          <table:table-cell table:formula="of:=6*[.I15]" office:value-type="float" office:value="0.0000004" calcext:value-type="float">
            <text:p>0,000000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RC (output stage)</text:p>
          </table:table-cell>
          <table:table-cell office:value-type="string" calcext:value-type="string">
            <text:p>Theoretical:</text:p>
          </table:table-cell>
          <table:table-cell office:value-type="string" calcext:value-type="string">
            <text:p>Simulated:</text:p>
          </table:table-cell>
          <table:table-cell office:value-type="string" calcext:value-type="string">
            <text:p>Selected:</text:p>
          </table:table-cell>
          <table:table-cell office:value-type="string" calcext:value-type="string">
            <text:p>Link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table:style-name="ce1" office:value-type="float" office:value="0.0000000000039" calcext:value-type="float">
            <text:p>3,90E-12</text:p>
          </table:table-cell>
          <table:table-cell office:value-type="string" calcext:value-type="string">
            <text:p>3,9pF, +-0,1pF C0G 0603</text:p>
          </table:table-cell>
          <table:table-cell office:value-type="string" calcext:value-type="string">
            <text:p>http://www.tme.eu/pl/details/cl10c3r9bb8nnnc/kondensatory-mlcc-smd-0603/samsung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 = </text:p>
          </table:table-cell>
          <table:table-cell table:formula="of:=1/(2*PI()*[.B20]*([.B3]))" office:value-type="float" office:value="27205.9731781018" calcext:value-type="float">
            <text:p>27205,9731781018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560R 1% 0805</text:p>
          </table:table-cell>
          <table:table-cell office:value-type="string" calcext:value-type="string">
            <text:p>http://www.tme.eu/pl/details/rc0603fr-07560r/rezystory-smd-0603/yageo/rc0603fr-07560rl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alc =</text:p>
          </table:table-cell>
          <table:table-cell table:formula="of:= 1/(2*PI()*[.B20]*[.B21])" office:value-type="float" office:value="1500000" calcext:value-type="float">
            <text:p>1500000</text:p>
          </table:table-cell>
          <table:table-cell table:formula="of:=1/(2*PI()*[.C20]*[.C21])" office:value-type="float" office:value="72873142.441344" calcext:value-type="float">
            <text:p>72873142,441344</text:p>
          </table:table-cell>
          <table:table-cell table:number-columns-repeated="7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3"/>
          <table:table-cell table:formula="of:=2*PI()*1*15" office:value-type="float" office:value="94.2477796076938" calcext:value-type="float">
            <text:p>94,247779607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.00.0000</text:date>, <text:time style:data-style-name="N2" text:time-value="21:14:04.221470731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00:07:26.046861274</meta:creation-date>
    <dc:date>2016-11-03T23:17:29.185560681</dc:date>
    <meta:editing-duration>PT3H21M12S</meta:editing-duration>
    <meta:editing-cycles>27</meta:editing-cycles>
    <meta:generator>LibreOffice/5.1.6.2.0$Linux_X86_64 LibreOffice_project/10$Build-2</meta:generator>
    <meta:document-statistic meta:table-count="2" meta:cell-count="103" meta:object-count="0"/>
  </office:meta>
</office:document-meta>
</file>